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12.8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8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number-columns-repeated="8" table:default-cell-style-name="Default"/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" office:value-type="string" calcext:value-type="string" table:number-columns-spanned="9" table:number-rows-spanned="1">
            <text:p>Liner address 0x0 translates to 0x0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1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00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" office:value-type="string" calcext:value-type="string" table:number-columns-spanned="9" table:number-rows-spanned="1">
            <text:p>Liner address 0x400000 does not translates to a physical address (Page fault)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1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4)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2B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ysical Addr</text:p>
          </table:table-cell>
          <table:table-cell table:style-name="ce5" table:number-columns-repeated="8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" office:value-type="string" calcext:value-type="string" table:number-columns-spanned="9" table:number-rows-spanned="1">
            <text:p>Liner address 0x3FFFFF translates to 0x3FFFFF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1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FF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5" table:style-name="ce5" office:value-type="string" calcext:value-type="string">
            <text:p>F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6:29:17.042875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20:20:43.702238611</meta:creation-date>
    <dc:date>2020-12-21T16:50:50.189470766</dc:date>
    <meta:editing-duration>PT54M51S</meta:editing-duration>
    <meta:editing-cycles>32</meta:editing-cycles>
    <meta:generator>LibreOffice/6.1.5.2$Linux_X86_64 LibreOffice_project/10$Build-2</meta:generator>
    <meta:document-statistic meta:table-count="1" meta:cell-count="219" meta:object-count="0"/>
  </office:meta>
</office:document-meta>
</file>